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padding-bottom="0.0193in" fo:padding-left="0.0138in" fo:padding-right="0.0138in" fo:padding-top="0.0193in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99pt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99pt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99pt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99pt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99pt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99pt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99pt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99pt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99pt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99pt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99pt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99pt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99pt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99pt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99pt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99pt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99pt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99pt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99pt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99pt solid #000000" fo:background-color="#4c1900" fo:border-left="none" fo:padding-bottom="0.0193in" fo:padding-left="0.0138in" fo:padding-right="0.0138in" fo:padding-top="0.0193in" fo:border-right="0.99pt solid #000000" fo:border-top="none"/>
      <style:text-properties fo:color="#ffffff"/>
    </style:style>
    <style:style style:name="ce32" style:family="table-cell" style:parent-style-name="Default">
      <style:table-cell-properties fo:border-bottom="0.99pt solid #000000" fo:border-left="0.99pt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99pt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99pt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99pt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99pt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99pt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99pt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99pt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99pt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99pt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99pt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99pt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99pt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99pt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99pt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99pt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99pt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99pt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99pt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99pt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99pt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99pt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99pt solid #000000" fo:background-color="#4c1900" fo:border-left="0.99pt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000000"/>
    </style:style>
    <style:style style:name="ce65" style:family="table-cell" style:parent-style-name="Default">
      <style:table-cell-properties fo:background-color="#00ff00"/>
    </style:style>
    <style:style style:name="ce6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ff00ff"/>
    </style:style>
    <style:style style:name="ce69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e6e6e6" style:text-align-source="fix" style:repeat-content="false" fo:border="0.99pt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ffffff" fo:border-left="0.99pt solid #000000" fo:padding-bottom="0.0193in" fo:padding-left="0.0138in" fo:padding-right="0.0138in" fo:padding-top="0.0193in" fo:border-right="none" fo:border-top="none"/>
    </style:style>
    <style:style style:name="ce73" style:family="table-cell" style:parent-style-name="Default">
      <style:table-cell-properties fo:border-bottom="0.99pt solid #000000" fo:background-color="#ffffff" fo:border-left="0.99pt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none" fo:background-color="#00ff00" fo:border-left="0.99pt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ff00ff" fo:border-left="0.99pt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ff00" fo:border-left="0.99pt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000000" fo:border-left="0.99pt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ext-properties fo:color="#ff420e" fo:font-weight="bold" style:font-weight-asian="bold" style:font-weight-complex="bold"/>
    </style:style>
    <style:style style:name="ce79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none" fo:border-top="0.99pt solid #000000"/>
    </style:style>
    <style:style style:name="ce80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1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2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3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4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5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6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7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88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3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5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6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none" fo:border-top="none"/>
    </style:style>
    <style:style style:name="ce97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99pt solid #000000"/>
    </style:style>
    <style:style style:name="ce98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0.99pt solid #000000" fo:border-top="0.99pt solid #000000"/>
    </style:style>
    <style:style style:name="ce100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99pt solid #000000" fo:border-top="none"/>
    </style:style>
    <style:style style:name="ce101" style:family="table-cell" style:parent-style-name="Default">
      <style:table-cell-properties fo:border-bottom="0.99pt solid #000000" fo:background-color="#ffffff" fo:border-left="none" fo:padding-bottom="0.0193in" fo:padding-left="0.0138in" fo:padding-right="0.0138in" fo:padding-top="0.0193in" fo:border-right="0.99pt solid #000000" fo:border-top="none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99pt solid #000000" fo:border-top="0.99pt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29in"/>
    </style:style>
    <style:style style:name="gr3" style:family="graphic">
      <style:graphic-properties draw:stroke="none" svg:stroke-color="#000000" draw:fill="none" draw:fill-color="#ffffff" fo:min-height="0.2421in"/>
    </style:style>
    <style:style style:name="gr4" style:family="graphic">
      <style:graphic-properties draw:stroke="none" svg:stroke-color="#000000" draw:fill="none" draw:fill-color="#ffffff" fo:min-height="0.2783in"/>
    </style:style>
    <style:style style:name="gr5" style:family="graphic">
      <style:graphic-properties draw:fill="solid" draw:fill-color="#000000" draw:textarea-vertical-align="middle" draw:auto-grow-height="false" fo:min-height="0.2949in" fo:min-width="0.1965in"/>
    </style:style>
    <style:style style:name="gr6" style:family="graphic">
      <style:graphic-properties draw:stroke="none" svg:stroke-color="#000000" draw:fill="none" draw:fill-color="#ffffff" fo:min-height="0.2417i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ce65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/>
          <table:table-cell table:style-name="Default"/>
          <table:table-cell table:number-columns-repeated="5"/>
          <table:table-cell table:style-name="ce71" office:value-type="string" table:number-columns-spanned="4" table:number-rows-spanned="1">
            <text:p>ORGANIZATION OUTLINE</text:p>
          </table:table-cell>
          <table:covered-table-cell table:number-columns-repeated="2" table:style-name="ce79"/>
          <table:covered-table-cell table:style-name="ce9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1"/>
          <table:table-cell table:style-name="ce81">
            <draw:custom-shape table:end-cell-address="'Plastimatch 2.0 Organization Draft'.L8" table:end-x="0.1882in" table:end-y="0.0571in" draw:z-index="9" draw:style-name="gr1" draw:text-style-name="P1" svg:width="0.1299in" svg:height="0.6366in" svg:x="0.0587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2" office:value-type="string">
            <text:p>test</text:p>
          </table:table-cell>
          <table:table-cell table:style-name="ce80">
            <draw:frame table:end-cell-address="'Plastimatch 2.0 Organization Draft'.M7" table:end-x="0.5988in" table:end-y="0.0504in" draw:z-index="10" draw:style-name="gr2" draw:text-style-name="P3" svg:width="1.2583in" svg:height="0.2429in" svg:x="0.2331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3" office:value-type="string">
            <text:p>q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4" office:value-type="string">
            <text:p>cli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/>
          <table:table-cell table:style-name="Default"/>
          <table:table-cell table:number-columns-repeated="5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/>
          <table:table-cell table:style-name="ce64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2"/>
          <table:table-cell table:style-name="ce80"/>
          <table:table-cell table:style-name="ce80">
            <draw:custom-shape table:end-cell-address="'Plastimatch 2.0 Organization Draft'.L12" table:end-x="0.1992in" table:end-y="0.0736in" draw:z-index="3" draw:style-name="gr1" draw:text-style-name="P1" svg:width="0.1299in" svg:height="0.4965in" svg:x="0.0697in" svg:y="0.11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/>
          <table:table-cell table:style-name="ce64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2"/>
          <table:table-cell table:style-name="ce85" office:value-type="string">
            <text:p>script</text:p>
          </table:table-cell>
          <table:table-cell table:style-name="ce80">
            <draw:frame table:end-cell-address="'Plastimatch 2.0 Organization Draft'.M11" table:end-x="0.4366in" table:end-y="0.1256in" draw:z-index="5" draw:style-name="gr3" draw:text-style-name="P3" svg:width="1.0752in" svg:height="0.2421in" svg:x="0.2539in" svg:y="0.063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2"/>
          <table:table-cell table:style-name="ce86" office:value-type="string">
            <text:p>wildwes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2">
            <draw:frame table:end-cell-address="'Plastimatch 2.0 Organization Draft'.J13" table:end-x="0.8299in" table:end-y="0.102in" draw:z-index="11" draw:style-name="gr4" draw:text-style-name="P5" svg:width="0.7685in" svg:height="0.2783in" svg:x="0.0614in" svg:y="0.0031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  <draw:custom-shape table:end-cell-address="'Plastimatch 2.0 Organization Draft'.K13" table:end-x="0.1146in" table:end-y="0.0217in" draw:z-index="12" draw:style-name="gr5" draw:text-style-name="P1" svg:width="0.1756in" svg:height="0.1717in" svg:x="0.6559in" svg:y="-0.1421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19" table:end-x="0.1953in" table:end-y="0.1059in" draw:z-index="4" draw:style-name="gr1" draw:text-style-name="P1" svg:width="0.1299in" svg:height="1.063in" svg:x="0.0657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2"/>
          <table:table-cell table:style-name="ce87" office:value-type="string">
            <text:p>util</text:p>
          </table:table-cell>
          <table:table-cell table:style-name="ce80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2"/>
          <table:table-cell table:style-name="ce88" office:value-type="string">
            <text:p>dos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2"/>
          <table:table-cell table:style-name="ce89" office:value-type="string">
            <text:p>reconstruct</text:p>
          </table:table-cell>
          <table:table-cell table:style-name="ce80">
            <draw:frame table:end-cell-address="'Plastimatch 2.0 Organization Draft'.M17" table:end-x="0.4386in" table:end-y="0.0862in" draw:z-index="6" draw:style-name="gr6" draw:text-style-name="P3" svg:width="1.0752in" svg:height="0.2417in" svg:x="0.2559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2"/>
          <table:table-cell table:style-name="ce90" office:value-type="string">
            <text:p>register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2"/>
          <table:table-cell table:style-name="ce91" office:value-type="string">
            <text:p>segmen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2"/>
          <table:table-cell table:style-name="ce80"/>
          <table:table-cell table:style-name="ce80">
            <draw:custom-shape table:end-cell-address="'Plastimatch 2.0 Organization Draft'.L25" table:end-x="0.2098in" table:end-y="0.0252in" draw:z-index="7" draw:style-name="gr1" draw:text-style-name="P1" svg:width="0.1299in" svg:height="0.7839in" svg:x="0.080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2"/>
          <table:table-cell table:style-name="ce92" office:value-type="string">
            <text:p>sys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2"/>
          <table:table-cell table:style-name="ce93" office:value-type="string">
            <text:p>image</text:p>
          </table:table-cell>
          <table:table-cell table:style-name="ce80">
            <draw:frame table:end-cell-address="'Plastimatch 2.0 Organization Draft'.M23" table:end-x="0.4693in" table:end-y="0.1327in" draw:z-index="8" draw:style-name="gr3" draw:text-style-name="P3" svg:width="1.0752in" svg:height="0.2421in" svg:x="0.2866in" svg:y="0.0701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2"/>
          <table:table-cell table:style-name="ce94" office:value-type="string">
            <text:p>cuda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2"/>
          <table:table-cell table:style-name="ce95" office:value-type="string">
            <text:p>opencl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1" office:value-type="string" table:number-columns-spanned="4" table:number-rows-spanned="1">
            <text:p>Move to top level (parallel to plastimatch, ise, etc)</text:p>
          </table:table-cell>
          <table:covered-table-cell table:number-columns-repeated="2"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2"/>
          <table:table-cell table:style-name="ce80" table:number-columns-repeated="2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2"/>
          <table:table-cell table:style-name="ce98" office:value-type="string">
            <text:p>mondoshot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1" office:value-type="string" table:number-columns-spanned="4" table:number-rows-spanned="1">
            <text:p>Status Codes</text:p>
          </table:table-cell>
          <table:covered-table-cell table:number-columns-repeated="2" table:style-name="ce97"/>
          <table:covered-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2"/>
          <table:table-cell table:style-name="ce70"/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4"/>
          <table:table-cell table:style-name="ce80" office:value-type="string">
            <text:p>Integrated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5"/>
          <table:table-cell table:style-name="ce80" office:value-type="string">
            <text:p>Integrated but moved (permanent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6"/>
          <table:table-cell table:style-name="ce80" office:value-type="string">
            <text:p>Temporarily integrated elsewhere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7"/>
          <table:table-cell table:style-name="ce80" office:value-type="string">
            <text:p>On hold (usually a binary interface)</text:p>
          </table:table-cell>
          <table:table-cell table:style-name="ce80"/>
          <table:table-cell table:style-name="ce100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3"/>
          <table:table-cell table:style-name="ce96" table:number-columns-repeated="2"/>
          <table:table-cell table:style-name="ce10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78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/>
          <table:table-cell table:style-name="ce64"/>
          <table:table-cell/>
          <table:table-cell office:value-type="string">
            <text:p>still in use (not deleted)</text:p>
          </table:table-cell>
          <table:table-cell table:number-columns-repeated="7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4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/>
          <table:table-cell table:style-name="Default"/>
          <table:table-cell>
            <draw:custom-shape table:end-cell-address="'Plastimatch 2.0 Organization Draft'.E355" table:end-x="0.111in" table:end-y="0.0421in" draw:z-index="0" draw:style-name="gr1" draw:text-style-name="P1" svg:width="0.0898in" svg:height="0.7976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office:value-type="string">
            <text:p>Temporarly part of image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office:value-type="string">
            <text:p>(needed by rpl_volume.cxx)</text:p>
          </table:table-cell>
          <table:table-cell table:style-name="ce70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6" office:value-type="string">
            <text:p>!!</text:p>
          </table:table-cell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/>
          <table:table-cell table:style-name="ce67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8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8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8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8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/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4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8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53in" svg:x="0.0358in" svg:y="0.073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8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6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9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6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69"/>
          <table:table-cell>
            <draw:custom-shape table:end-cell-address="'Plastimatch 2.0 Organization Draft'.E618" table:end-x="0.0945in" table:end-y="0.1512in" draw:z-index="1" draw:style-name="gr1" draw:text-style-name="P1" svg:width="0.0539in" svg:height="0.676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69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69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/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0"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25in"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02:03:01</dc:date>
    <dc:creator>James Shackleford</dc:creator>
    <meta:generator>LibreOffice/3.5$Linux_X86_64 LibreOffice_project/350m1$Build-102</meta:generator>
    <meta:editing-duration>P4DT7H44M10S</meta:editing-duration>
    <meta:editing-cycles>49</meta:editing-cycles>
    <meta:document-statistic meta:table-count="1" meta:cell-count="1314" meta:object-count="14"/>
  </office:meta>
</office:document-meta>
</file>